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ssyrianDictionary" svg:font-family="AssyrianDictionary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05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1.8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ext-properties style:font-name="Arial" style:font-name-asian="Arial1" style:font-name-complex="Tahoma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f3f3f3"/>
      <style:text-properties style:use-window-font-color="true" style:text-outline="false" style:text-line-through-style="none" style:font-name="DejaVu Sans" fo:font-size="10pt" fo:language="en" fo:country="GB" fo:text-shadow="none" style:text-underline-style="none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9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ext-properties fo:font-style="normal" style:font-style-asian="normal" style:font-style-complex="normal"/>
    </style:style>
    <style:style style:name="ce7" style:family="table-cell" style:parent-style-name="Default" style:data-style-name="N100">
      <style:text-properties fo:font-style="italic" style:font-style-asian="italic" style:font-style-complex="italic"/>
    </style:style>
    <style:style style:name="ce8" style:family="table-cell" style:parent-style-name="Default" style:data-style-name="N100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AssyrianDictionary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order-bottom="none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3f3f3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ackground-color="#e6e6e6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fo:background-color="#d9d9d9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cccccc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b3b3b3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9999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AssyrianDictionary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background-color="#cccccc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ackground-color="#e6e6e6"/>
      <style:text-properties style:use-window-font-color="true" style:text-outline="false" style:text-line-through-style="none" style:font-name="DejaVu Sans" fo:font-size="10pt" fo:language="en" fo:country="GB" fo:text-shadow="none" style:text-underline-style="none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language="en" fo:country="US" fo:font-style="normal" fo:font-weight="normal" style:language-asian="en" style:country-asian="US" style:font-size-complex="6.80000019073486pt"/>
    </style:style>
    <style:style style:name="T2" style:family="text">
      <style:text-properties style:use-window-font-color="true" style:font-name="DejaVu Sans" fo:font-size="10pt" fo:language="en" fo:country="GB" style:font-name-asian="Times New Roman" style:language-asian="zxx" style:country-asian="none" style:font-name-complex="DejaVu Sans" style:font-size-complex="5.69999980926514pt"/>
    </style:style>
    <style:style style:name="T3" style:family="text">
      <style:text-properties style:use-window-font-color="true" style:font-name="DejaVu Sans" fo:font-size="10pt" fo:language="en" fo:country="GB" fo:font-style="normal" fo:font-weight="normal" style:font-name-asian="Times New Roman" style:language-asian="zxx" style:country-asian="none" style:font-name-complex="DejaVu Sans" style:font-size-complex="5.69999980926514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 office:value-type="string">
            <text:p>&amp;P347349 = OECT 15, 00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#project: obta</text:p>
          </table:table-cell>
          <table:table-cell table:number-columns-repeated="1023"/>
        </table:table-row>
        <table:table-row table:style-name="ro1">
          <table:table-cell office:value-type="string">
            <text:p>#atf: lang akk-x-oldbab</text:p>
          </table:table-cell>
          <table:table-cell table:number-columns-repeated="1023"/>
        </table:table-row>
        <table:table-row table:style-name="ro1">
          <table:table-cell office:value-type="string">
            <text:p>#atf: use unicode</text:p>
          </table:table-cell>
          <table:table-cell table:number-columns-repeated="1023"/>
        </table:table-row>
        <table:table-row table:style-name="ro1">
          <table:table-cell office:value-type="string">
            <text:p>#atf: use legacy</text:p>
          </table:table-cell>
          <table:table-cell table:number-columns-repeated="1023"/>
        </table:table-row>
        <table:table-row table:style-name="ro1">
          <table:table-cell office:value-type="string">
            <text:p>#atf: use math</text:p>
          </table:table-cell>
          <table:table-cell table:number-columns-repeated="1023"/>
        </table:table-row>
        <table:table-row table:style-name="ro1">
          <table:table-cell office:value-type="string">
            <text:p>#atf: use mylines</text:p>
          </table:table-cell>
          <table:table-cell table:number-columns-repeated="1023"/>
        </table:table-row>
        <table:table-row table:style-name="ro2">
          <table:table-cell office:value-type="string">
            <text:p># <text:span text:style-name="T1">Ashmolean 1922.277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@tablet</text:p>
          </table:table-cell>
          <table:table-cell table:number-columns-repeated="1023"/>
        </table:table-row>
        <table:table-row table:style-name="ro1">
          <table:table-cell office:value-type="string">
            <text:p>@obverse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1. |</text:p>
          </table:table-cell>
          <table:table-cell table:style-name="ce4" office:value-type="string">
            <text:p>IGI.DU₈.A šu-ku-un-na A.ŠÀ ⸢UKU⸣.UŠ-MEŠ ù a-hi-a-tim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#lem: </text:p>
          </table:table-cell>
          <table:table-cell table:style-name="ce4" office:value-type="string">
            <text:p>+tāmartu[view(ing)//inspection]N'N$tāmarti; +šukunnû[estimated yield]N$šukunnā; +eqlu[field]N$eqlāt; +rēdû[soldier]N$rēdî; u[and]CNJ; +ahītu[side//additional payment]N'N$ahiātim</text:p>
          </table:table-cell>
          <table:table-cell table:number-columns-repeated="1022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table:style-name="ce2" office:value-type="string">
            <text:p>2. |</text:p>
          </table:table-cell>
          <table:table-cell table:style-name="ce8" office:value-type="string">
            <text:p>NÍG É.GAL ù NÍG É {d}NANNA nir-da⸢{ki}⸣ ù {iri}kur-kar-nu{ki}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#lem: </text:p>
          </table:table-cell>
          <table:table-cell table:style-name="ce8" office:value-type="string">
            <text:p>+būšu[goods//property]N'N$būš; ēkallim[palace]N; u[and]CNJ; būš[property]N; +bītu[house//temple]N'N$bīt; Nanna[1]DN; +Nirda[]SN$; u[and]CNJ; +Kurkanu[]SN$</text:p>
          </table:table-cell>
          <table:table-cell table:number-columns-repeated="1022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table:style-name="ce2" office:value-type="string">
            <text:p>$ double ruling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2" office:value-type="string">
            <text:p>3.</text:p>
          </table:table-cell>
          <table:table-cell table:style-name="ce9" office:value-type="string">
            <text:p>A.ŠÀ AB.SÍN</text:p>
          </table:table-cell>
          <table:table-cell table:style-name="Default" office:value-type="string">
            <text:p>ŠE-BI</text:p>
          </table:table-cell>
          <table:table-cell table:style-name="ce9" office:value-type="string">
            <text:p>AB.SÍN ŠE NU?</text:p>
          </table:table-cell>
          <table:table-cell table:style-name="ce9" office:value-type="string">
            <text:p>MU-BI.IM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#lem: </text:p>
          </table:table-cell>
          <table:table-cell table:style-name="ce9" office:value-type="string">
            <text:p>+eqlu[field//area]N'N$eqel; +šerʾu[furrow]N$šerʾātim; </text:p>
          </table:table-cell>
          <table:table-cell table:style-name="Default" office:value-type="string">
            <text:p>+šeʾu[barley//grain]N'N$šeʾšu; </text:p>
          </table:table-cell>
          <table:table-cell table:style-name="ce9" office:value-type="string">
            <text:p>šerʾātim[furrow]N; X; +lā[not]MOD$; </text:p>
          </table:table-cell>
          <table:table-cell table:style-name="ce9" office:value-type="string">
            <text:p>šumšu[name]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table:style-name="ce2" office:value-type="string">
            <text:p>$ single ruling</text:p>
          </table:table-cell>
          <table:table-cell table:style-name="ce9"/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4.</text:p>
          </table:table-cell>
          <table:table-cell table:style-name="ce10" office:value-type="string">
            <text:p>1(BURʾU) 4(BUR₃) 1(EŠE₃) 2(IKU) 5 &lt;SAR&gt;</text:p>
          </table:table-cell>
          <table:table-cell table:style-name="Default" office:value-type="string">
            <text:p>4(GEŠ₂) 1(U) 2(AŠ) &lt;GUR&gt; 4(BARIG) 2.2/3 &lt;SILA₃&gt;</text:p>
          </table:table-cell>
          <table:table-cell table:style-name="Default" office:value-type="string">
            <text:p>1(BUR₃) 1(EŠE₃) 1(IKU)</text:p>
          </table:table-cell>
          <table:table-cell table:style-name="ce10" office:value-type="string">
            <text:p>ša UKU.UŠ-MEŠ ša a-na AD.DA-NI it-bu-ú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#lem: </text:p>
          </table:table-cell>
          <table:table-cell table:style-name="ce10" office:value-type="string">
            <text:p>n; n; n; n; n; mūšar[unit]N; </text:p>
          </table:table-cell>
          <table:table-cell table:style-name="Default" office:value-type="string">
            <text:p>n; n; n; kur[unit]N; n; n; qā[unit]N; </text:p>
          </table:table-cell>
          <table:table-cell table:style-name="Default" office:value-type="string">
            <text:p>n; n; n; </text:p>
          </table:table-cell>
          <table:table-cell table:style-name="ce10" office:value-type="string">
            <text:p>ša[of]DET; rēdî[soldier]N; ša[who]REL; ana[for]PRP; +abu[father]N$abišu; +tebû[get up//stand in]V'V$itbû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table:style-name="ce2" office:value-type="string">
            <text:p>5.</text:p>
          </table:table-cell>
          <table:table-cell table:style-name="ce4" office:value-type="string">
            <text:p>ŠÀ-BA</text:p>
          </table:table-cell>
          <table:table-cell table:style-name="Default" office:value-type="string">
            <text:p>1(U) 9(AŠ) &lt;GUR&gt; 2(BARIG) 5(BAN₂) 5 &lt;SILA₃&gt;</text:p>
          </table:table-cell>
          <table:table-cell table:style-name="Default"/>
          <table:table-cell table:style-name="ce4" office:value-type="string">
            <text:p>APIN ENSÍ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#lem: </text:p>
          </table:table-cell>
          <table:table-cell table:style-name="ce4" office:value-type="string">
            <text:p>+ina[in]PRP$&amp;+libbu[interior]N$libbišu; </text:p>
          </table:table-cell>
          <table:table-cell table:style-name="Default" office:value-type="string">
            <text:p>n; n; kur[unit]N; n; n; n; qā[unit]N; </text:p>
          </table:table-cell>
          <table:table-cell table:style-name="Default"/>
          <table:table-cell table:style-name="ce4" office:value-type="string">
            <text:p>+mēreštu[planting//cultivated field]N'N$mērešti; +iššiakku[city-ruler//(a class of farmer)]N'N$iššiakkim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table:style-name="ce2" office:value-type="string">
            <text:p>$ single ruling</text:p>
          </table:table-cell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1019"/>
        </table:table-row>
        <table:table-row table:style-name="ro1">
          <table:table-cell table:style-name="ce2" office:value-type="string">
            <text:p>6.</text:p>
          </table:table-cell>
          <table:table-cell table:style-name="ce4" office:value-type="string">
            <text:p>1(BURʾU) 1(EŠE₃) 5(IKU)</text:p>
          </table:table-cell>
          <table:table-cell table:style-name="Default" office:value-type="string">
            <text:p>2(GEŠ₂) 3(U) 6(AŠ) &lt;GUR&gt; 5(BAN₂)</text:p>
          </table:table-cell>
          <table:table-cell table:style-name="Default" office:value-type="string">
            <text:p>1(BUR₃) 2(EŠE₃) 5(IKU) 1.10 &lt;SAR&gt;</text:p>
          </table:table-cell>
          <table:table-cell table:style-name="ce4" office:value-type="string">
            <text:p>ša UKU.UŠ-MEŠ ša ki-ma EREN₂ UG₇ ZÁH &lt;it-bu-ú&gt;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#lem: </text:p>
          </table:table-cell>
          <table:table-cell table:style-name="ce4" office:value-type="string">
            <text:p>n; n; n; </text:p>
          </table:table-cell>
          <table:table-cell table:style-name="Default" office:value-type="string">
            <text:p>n; n; n; kur[unit]N; n; </text:p>
          </table:table-cell>
          <table:table-cell table:style-name="Default" office:value-type="string">
            <text:p>n; n; n; n; mūšar[unit]N; </text:p>
          </table:table-cell>
          <table:table-cell table:style-name="ce4" office:value-type="string">
            <text:p>ša[of]DET; rēdî[soldier]N; ša[who]REL; +kīma[like//instead of]PRP'PRP$; +ṣābu[people//troops]N'N$ṣābī; +mītu[dead]AJ$mītūtim; +halqu[lost//fugitive]AJ'AJ$halqūtim; itbû[stand in]V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table:style-name="ce2" office:value-type="string">
            <text:p>7.</text:p>
          </table:table-cell>
          <table:table-cell table:style-name="ce4" office:value-type="string">
            <text:p>ŠÀ-BA</text:p>
          </table:table-cell>
          <table:table-cell table:style-name="Default" office:value-type="string">
            <text:p>3(U) 4(BARIG) 1(BAN₂) GUR</text:p>
          </table:table-cell>
          <table:table-cell table:style-name="Default"/>
          <table:table-cell table:style-name="ce4" office:value-type="string">
            <text:p>APIN ENSÍ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#lem: </text:p>
          </table:table-cell>
          <table:table-cell table:style-name="ce4" office:value-type="string">
            <text:p>+ina[in]PRP$&amp;+libbu[interior]N$libbišu; </text:p>
          </table:table-cell>
          <table:table-cell table:style-name="Default" office:value-type="string">
            <text:p>n; n; n; kur[unit]N; </text:p>
          </table:table-cell>
          <table:table-cell table:style-name="Default"/>
          <table:table-cell table:style-name="ce4" office:value-type="string">
            <text:p>mērešti[cultivated field]N; iššiakkim[(a class of farmer)]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table:style-name="ce2" office:value-type="string">
            <text:p>$ single ruling</text:p>
          </table:table-cell>
          <table:table-cell table:style-name="ce4"/>
          <table:table-cell table:style-name="Default" table:number-columns-repeated="2"/>
          <table:table-cell table:style-name="ce4"/>
          <table:table-cell table:number-columns-repeated="1019"/>
        </table:table-row>
        <table:table-row table:style-name="ro1">
          <table:table-cell office:value-type="string">
            <text:p>8.</text:p>
          </table:table-cell>
          <table:table-cell table:style-name="ce4" office:value-type="string">
            <text:p>8(BUR₃) 5 SAR</text:p>
          </table:table-cell>
          <table:table-cell table:style-name="Default" office:value-type="string">
            <text:p>2(GEŠ₂) 1(U) 3(AŠ) &lt;GUR&gt; 1(BARIG) 1(BAN₂) 1 SILÀ</text:p>
          </table:table-cell>
          <table:table-cell table:style-name="Default" office:value-type="string">
            <text:p>1(BUR₃) 1(EŠE₃) 4(IKU)</text:p>
          </table:table-cell>
          <table:table-cell table:style-name="ce4" office:value-type="string">
            <text:p>ša ERÉN UG₇ ZÁH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style-name="ce4" office:value-type="string">
            <text:p>n; n; mūšar[unit]N; </text:p>
          </table:table-cell>
          <table:table-cell table:style-name="Default" office:value-type="string">
            <text:p>n; n; n; kur[unit]N; n; n; n; qā[unit]N; </text:p>
          </table:table-cell>
          <table:table-cell table:style-name="Default" office:value-type="string">
            <text:p>n; n; n; </text:p>
          </table:table-cell>
          <table:table-cell table:style-name="ce4" office:value-type="string">
            <text:p>ša[of]DET; +ṣābu[people//troops]N'N$ṣābī; mītūtim[dead]AJ; halqūtim[fugitive]AJ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9.</text:p>
          </table:table-cell>
          <table:table-cell table:style-name="ce4" office:value-type="string">
            <text:p>ŠÀ-BA</text:p>
          </table:table-cell>
          <table:table-cell table:style-name="Default" office:value-type="string">
            <text:p>1(U) 2(AŠ) &lt;GUR&gt; 2(BARIG) 3(BAN₂)</text:p>
          </table:table-cell>
          <table:table-cell table:style-name="Default"/>
          <table:table-cell table:style-name="ce4" office:value-type="string">
            <text:p>APIN ENSÍ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style-name="ce4" office:value-type="string">
            <text:p>+ina[in]PRP$&amp;+libbu[interior]N$libbišu; </text:p>
          </table:table-cell>
          <table:table-cell table:style-name="Default" office:value-type="string">
            <text:p>n; n; kur[unit]N; n; n; </text:p>
          </table:table-cell>
          <table:table-cell table:style-name="Default"/>
          <table:table-cell table:style-name="ce4" office:value-type="string">
            <text:p>mērešti[cultivated field]N; iššiakkim[(a class of farmer)]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1019"/>
        </table:table-row>
        <table:table-row table:style-name="ro1">
          <table:table-cell office:value-type="string">
            <text:p>10.</text:p>
          </table:table-cell>
          <table:table-cell table:style-name="ce4" office:value-type="string">
            <text:p>1(BUR₃) 2(EŠE₃) 5(IKU)</text:p>
          </table:table-cell>
          <table:table-cell table:style-name="Default" office:value-type="string">
            <text:p>4(U) 1(AŠ) &lt;GUR&gt; 3(BAN₃) 3.1/3 SILÀ</text:p>
          </table:table-cell>
          <table:table-cell table:style-name="Default"/>
          <table:table-cell table:style-name="ce4" office:value-type="string">
            <text:p>DUB.SAR {d}za-ba₄-ba₄-na-ṣir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style-name="ce4" office:value-type="string">
            <text:p>n; n; n; </text:p>
          </table:table-cell>
          <table:table-cell table:style-name="Default" office:value-type="string">
            <text:p>n; n; kur[unit]N; n; n; qā[unit]N; </text:p>
          </table:table-cell>
          <table:table-cell table:style-name="Default"/>
          <table:table-cell table:style-name="ce4" office:value-type="string">
            <text:p>+ṭupšarru[scribe]N$ṭupšarrum; +Zababa-naṣir[]PN$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table:style-name="ce3" office:value-type="string">
            <text:p>$ single ruling</text:p>
          </table:table-cell>
          <table:table-cell table:style-name="ce4"/>
          <table:table-cell table:style-name="Default" table:number-columns-repeated="2"/>
          <table:table-cell table:style-name="ce4"/>
          <table:table-cell table:number-columns-repeated="1019"/>
        </table:table-row>
        <table:table-row table:style-name="ro1">
          <table:table-cell office:value-type="string">
            <text:p>11.</text:p>
          </table:table-cell>
          <table:table-cell table:style-name="ce11" office:value-type="string">
            <text:p>3(BURʾU) 5(BUR₃) 10 SAR</text:p>
          </table:table-cell>
          <table:table-cell table:style-name="Default" office:value-type="string">
            <text:p>9(GEŠ₂) 4(U) 3(AŠ) &lt;GUR&gt; 1(BARIG) 5(BAN₂) 7 SILÀ</text:p>
          </table:table-cell>
          <table:table-cell table:style-name="Default" office:value-type="string">
            <text:p>4(BUR₃) 2(EŠE₃) 4(IKU) 1.10 &lt;SAR&gt;</text:p>
          </table:table-cell>
          <table:table-cell table:style-name="ce11" office:value-type="string">
            <text:p>UKU.UŠ NÍG.ŠU {d}URAŠ-mu-ba-lí-iṭ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style-name="ce11" office:value-type="string">
            <text:p>n; n; n; mūšar[unit]N; </text:p>
          </table:table-cell>
          <table:table-cell table:style-name="Default" office:value-type="string">
            <text:p>n; n; n; kur[unit]N; n; n; n; qā[unit]N; </text:p>
          </table:table-cell>
          <table:table-cell table:style-name="Default" office:value-type="string">
            <text:p>n; n; n; n; mūšar[unit]N; </text:p>
          </table:table-cell>
          <table:table-cell table:style-name="ce11" office:value-type="string">
            <text:p>+rēdû[soldier]N$; būš[property]N; +Uraš-muballiṭ[]PN$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2.</text:p>
          </table:table-cell>
          <table:table-cell table:style-name="ce11" office:value-type="string">
            <text:p>ŠÀ-BA</text:p>
          </table:table-cell>
          <table:table-cell table:style-name="Default" office:value-type="string">
            <text:p>1(GEŠ₂) 2(AŠ) &lt;GUR&gt; 4(BARIG) 3(BAN₂) 5 SILÀ</text:p>
          </table:table-cell>
          <table:table-cell table:style-name="Default"/>
          <table:table-cell table:style-name="ce11" office:value-type="string">
            <text:p>APIN ENSÍ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style-name="ce11" office:value-type="string">
            <text:p>+ina[in]PRP$&amp;+libbu[interior]N$libbišu; </text:p>
          </table:table-cell>
          <table:table-cell table:style-name="Default" office:value-type="string">
            <text:p>n; n; kur[unit]N; n; n; n; qā[unit]N; </text:p>
          </table:table-cell>
          <table:table-cell table:style-name="Default"/>
          <table:table-cell table:style-name="ce11" office:value-type="string">
            <text:p>mērešti[cultivated field]N; iššiakkim[(a class of farmer)]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style-name="Default"/>
          <table:table-cell table:style-name="ce11"/>
          <table:table-cell table:style-name="Default"/>
          <table:table-cell table:style-name="ce11"/>
          <table:table-cell table:number-columns-repeated="1019"/>
        </table:table-row>
        <table:table-row table:style-name="ro1">
          <table:table-cell office:value-type="string">
            <text:p>13.</text:p>
          </table:table-cell>
          <table:table-cell table:style-name="ce4" office:value-type="string">
            <text:p>1(EŠE₃)</text:p>
          </table:table-cell>
          <table:table-cell table:style-name="Default" office:value-type="string">
            <text:p>3(AŠ) &lt;GUR&gt; 1(BARIG) 4(BAN₂)</text:p>
          </table:table-cell>
          <table:table-cell table:style-name="Default"/>
          <table:table-cell table:style-name="ce4" office:value-type="string">
            <text:p>EREN₂ UG₇ APIN {d}URAŠ-mu-ba-lí-iṭ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Default" office:value-type="string">
            <text:p>n; kur[unit]N; n; n; </text:p>
          </table:table-cell>
          <table:table-cell table:style-name="Default"/>
          <table:table-cell table:style-name="ce22" office:value-type="string">
            <text:p>+ṣābu[people//troops]N'N$ṣābū; +mītu[dead]AJ$mītūtum; mērešti[cultivated field]N; Uraš-muballiṭ[1]P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4.</text:p>
          </table:table-cell>
          <table:table-cell table:style-name="ce4" office:value-type="string">
            <text:p>4(IKU)</text:p>
          </table:table-cell>
          <table:table-cell table:style-name="Default" office:value-type="string">
            <text:p>3(AŠ) &lt;GUR&gt; 3(BARIG) 4(BAN₂) 5 &lt;SILA₃&gt; </text:p>
          </table:table-cell>
          <table:table-cell table:style-name="Default" office:value-type="string">
            <text:p>ša</text:p>
          </table:table-cell>
          <table:table-cell table:style-name="ce4" office:value-type="string">
            <text:p>ERÉN GAG.&lt;SI&gt;.SÁ APIN É-IGI.DU₈-BI ; ù zi-kir-ì-lí-šu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Default" office:value-type="string">
            <text:p>n; kur[unit]N; n; n; n; qā[unit]N; </text:p>
          </table:table-cell>
          <table:table-cell table:style-name="Default" office:value-type="string">
            <text:p>ša[of]DET; </text:p>
          </table:table-cell>
          <table:table-cell table:style-name="ce4" office:value-type="string">
            <text:p>+ṣābu[people//troops]N'N$ṣābū; +šukudu[arrow]N$šukudim; mērešti[cultivated field]N; +E-igidu-bi[]PN$; u[and]CNJ; +Zikir-ilišu[]PN$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style-name="ce4"/>
          <table:table-cell table:style-name="Default" table:number-columns-repeated="2"/>
          <table:table-cell table:style-name="ce4"/>
          <table:table-cell table:number-columns-repeated="1019"/>
        </table:table-row>
        <table:table-row table:style-name="ro1">
          <table:table-cell office:value-type="string">
            <text:p>15.</text:p>
          </table:table-cell>
          <table:table-cell table:style-name="ce4" office:value-type="string">
            <text:p>1(BUR₃) 1(EŠE₃) 4(IKU)</text:p>
          </table:table-cell>
          <table:table-cell table:style-name="Default" office:value-type="string">
            <text:p>7(AŠ) &lt;GUR&gt; 3(BAN₂) 5 &lt;SILA₃&gt; </text:p>
          </table:table-cell>
          <table:table-cell table:style-name="Default"/>
          <table:table-cell table:style-name="ce4" office:value-type="string">
            <text:p>NÍG.ŠU in-bu-ša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style-name="ce4" office:value-type="string">
            <text:p>n; n; n; </text:p>
          </table:table-cell>
          <table:table-cell table:style-name="Default" office:value-type="string">
            <text:p>n; kur[unit]N; n; n; qā[unit]N; </text:p>
          </table:table-cell>
          <table:table-cell table:style-name="Default"/>
          <table:table-cell table:style-name="ce4" office:value-type="string">
            <text:p>būš[property]N; +Inbuša[]PN$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style-name="ce4"/>
          <table:table-cell table:style-name="Default" table:number-columns-repeated="2"/>
          <table:table-cell table:style-name="ce4"/>
          <table:table-cell table:number-columns-repeated="1019"/>
        </table:table-row>
        <table:table-row table:style-name="ro1">
          <table:table-cell office:value-type="string">
            <text:p>16.</text:p>
          </table:table-cell>
          <table:table-cell table:style-name="ce12" office:value-type="string">
            <text:p>3(BURʾU) 5(BUR₃) 1(EŠE₃) 4(IKU) 10 &lt;SAR&gt;</text:p>
          </table:table-cell>
          <table:table-cell table:style-name="Default" office:value-type="string">
            <text:p>9(GEŠ₂) 5(U) &lt;GUR&gt; 2(BARIG) 2(BAN₂) 2 SILÀ</text:p>
          </table:table-cell>
          <table:table-cell table:style-name="Default" office:value-type="string">
            <text:p>4(BUR₃) 2(EŠE₃) 4(IKU) 1.10 &lt;SAR&gt;</text:p>
          </table:table-cell>
          <table:table-cell table:style-name="ce23" office:value-type="string">
            <text:p>⸢ŠÀ A.ŠÀ.ŠUKU⸣-MEŠ UKU.UŠ-MEŠ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style-name="ce12" office:value-type="string">
            <text:p>n; n; n; n; n; mūšar[unit]N; </text:p>
          </table:table-cell>
          <table:table-cell table:style-name="Default" office:value-type="string">
            <text:p>n; n; kur[unit]N; n; n; n; qā[unit]N; </text:p>
          </table:table-cell>
          <table:table-cell table:style-name="Default" office:value-type="string">
            <text:p>n; n; n; n; mūšar[unit]N; </text:p>
          </table:table-cell>
          <table:table-cell table:style-name="ce23" office:value-type="string">
            <text:p>+ina[in]PRP$&amp;+libbu[interior]N$libbi; +šukūsu[subsistence (field)]N$šukūsī; rēdî[soldier]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7.</text:p>
          </table:table-cell>
          <table:table-cell table:style-name="ce12" office:value-type="string">
            <text:p>ŠÀ-BA</text:p>
          </table:table-cell>
          <table:table-cell table:style-name="Default" office:value-type="string">
            <text:p>1(GEŠ₂) 6(AŠ) &lt;GUR&gt; 3(BARIG) 2(BAN₂)</text:p>
          </table:table-cell>
          <table:table-cell table:style-name="Default"/>
          <table:table-cell table:style-name="ce12" office:value-type="string">
            <text:p>APIN ENSÍ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style-name="ce12" office:value-type="string">
            <text:p>+ina[in]PRP$&amp;+libbu[interior]N$libbišu; </text:p>
          </table:table-cell>
          <table:table-cell table:style-name="Default" office:value-type="string">
            <text:p>n; n; kur[unit]N; n; n; </text:p>
          </table:table-cell>
          <table:table-cell table:style-name="Default"/>
          <table:table-cell table:style-name="ce12" office:value-type="string">
            <text:p>mērešti[cultivated field]N; iššiakkim[(a class of farmer)]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style-name="ce12"/>
          <table:table-cell table:style-name="Default" table:number-columns-repeated="2"/>
          <table:table-cell table:style-name="ce12"/>
          <table:table-cell table:number-columns-repeated="1019"/>
        </table:table-row>
        <table:table-row table:style-name="ro1">
          <table:table-cell office:value-type="string">
            <text:p>@bottom</text:p>
          </table:table-cell>
          <table:table-cell table:style-name="ce12"/>
          <table:table-cell table:style-name="Default" table:number-columns-repeated="2"/>
          <table:table-cell table:style-name="ce12"/>
          <table:table-cell table:number-columns-repeated="1019"/>
        </table:table-row>
        <table:table-row table:style-name="ro1">
          <table:table-cell office:value-type="string">
            <text:p>1.</text:p>
          </table:table-cell>
          <table:table-cell table:style-name="ce4" office:value-type="string">
            <text:p>8(BUR₃) 3(IKU)</text:p>
          </table:table-cell>
          <table:table-cell table:style-name="Default" office:value-type="string">
            <text:p>2(GEŠʾU) 1(U) 8(AŠ) &lt;GUR&gt; 2(BARIG) 2(BAN₂) 1.2/3 &lt;SILA₃&gt;</text:p>
          </table:table-cell>
          <table:table-cell table:style-name="Default"/>
          <table:table-cell table:style-name="ce4" office:value-type="string">
            <text:p>ša a-hi-a-tim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style-name="ce4" office:value-type="string">
            <text:p>n; n; </text:p>
          </table:table-cell>
          <table:table-cell table:style-name="Default" office:value-type="string">
            <text:p>n; n; n; kur[unit]N; n; n; n; qā[unit]N; </text:p>
          </table:table-cell>
          <table:table-cell table:style-name="Default"/>
          <table:table-cell table:style-name="ce4" office:value-type="string">
            <text:p>ša[of]DET; ahiātim[additional payment]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style-name="ce4"/>
          <table:table-cell table:style-name="Default" table:number-columns-repeated="2"/>
          <table:table-cell table:style-name="ce4"/>
          <table:table-cell table:number-columns-repeated="1019"/>
        </table:table-row>
        <table:table-row table:style-name="ro1">
          <table:table-cell office:value-type="string">
            <text:p>@reverse</text:p>
          </table:table-cell>
          <table:table-cell table:style-name="ce4"/>
          <table:table-cell table:style-name="Default" table:number-columns-repeated="2"/>
          <table:table-cell table:style-name="ce4"/>
          <table:table-cell table:number-columns-repeated="1019"/>
        </table:table-row>
        <table:table-row table:style-name="ro1">
          <table:table-cell office:value-type="string">
            <text:p>1.</text:p>
          </table:table-cell>
          <table:table-cell table:style-name="ce4" office:value-type="string">
            <text:p>1(BURʾU) 5(BUR₃) 2(EŠE₃) 4(IKU) 10 &lt;SAR&gt; </text:p>
          </table:table-cell>
          <table:table-cell table:style-name="Default" office:value-type="string">
            <text:p>3(GEŠ₂) 2(U) 7(AŠ) &lt;GUR&gt; 1(BAN₂) 6.2/3 [SILÀ]</text:p>
          </table:table-cell>
          <table:table-cell table:style-name="Default" office:value-type="string">
            <text:p>[...]</text:p>
          </table:table-cell>
          <table:table-cell table:style-name="ce4" office:value-type="string">
            <text:p>[x] $A ni-di-it É.GAL ; APIN x x <text:s/>NÍG.KU₅ <text:s/>ŠU.RI.A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style-name="ce4" office:value-type="string">
            <text:p>n; n; n; n; n; mūšar[unit]N; </text:p>
          </table:table-cell>
          <table:table-cell table:style-name="Default" office:value-type="string">
            <text:p>n; n; n; kur[unit]N; n; n; qā[unit]N; </text:p>
          </table:table-cell>
          <table:table-cell table:style-name="Default" office:value-type="string">
            <text:p>u; </text:p>
          </table:table-cell>
          <table:table-cell table:style-name="ce4" office:value-type="string">
            <text:p>u; u; +nidītu[unbuilt plot]N$nidīt; ēkallim[palace]N; mērešti[cultivated field]N; u; u; +miksu[tax (on produce)//land-owner's share]N'N$mikis; +mišlānū[half (shares)]N$mišlānī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.</text:p>
          </table:table-cell>
          <table:table-cell table:style-name="Default"/>
          <table:table-cell table:style-name="ce4" office:value-type="string">
            <text:p>ŠÀ-BA 1(AŠ) &lt;GUR&gt; 1(BARIG) 1(BAN₂) 5 &lt;SILA₃&gt;</text:p>
          </table:table-cell>
          <table:table-cell table:style-name="Default"/>
          <table:table-cell table:style-name="ce4" office:value-type="string">
            <text:p>APIN ENSÍ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style-name="Default"/>
          <table:table-cell table:style-name="ce4" office:value-type="string">
            <text:p>+ina[in]PRP$&amp;+libbu[interior]N$libbišu; n; kur[unit]N; n; n; n; qā[unit]N; </text:p>
          </table:table-cell>
          <table:table-cell table:style-name="Default"/>
          <table:table-cell table:style-name="ce4" office:value-type="string">
            <text:p>mērešti[cultivated field]N; iššiakkim[(a class of farmer)]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1019"/>
        </table:table-row>
        <table:table-row table:style-name="ro1">
          <table:table-cell office:value-type="string">
            <text:p>3.</text:p>
          </table:table-cell>
          <table:table-cell table:style-name="ce13" office:value-type="string">
            <text:p>5(BURʾU) 8(BUR₃) 1(EŠE₂) 5(IKU) 20 &lt;SAR&gt;</text:p>
          </table:table-cell>
          <table:table-cell table:style-name="Default" office:value-type="string">
            <text:p>1(GEŠʾU) 5(GEŠ₂) 3(U) 6(AŠ) &lt;GUR&gt; <text:s/>1/3 SILÀ</text:p>
          </table:table-cell>
          <table:table-cell table:style-name="Default"/>
          <table:table-cell table:style-name="ce13" office:value-type="string">
            <text:p>NÍG É.GAL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style-name="ce13" office:value-type="string">
            <text:p>n; n; n; n; n; mūšar[unit]N; </text:p>
          </table:table-cell>
          <table:table-cell table:style-name="Default" office:value-type="string">
            <text:p>n; n; n; n; kur[unit]N; n; qā[unit]N; </text:p>
          </table:table-cell>
          <table:table-cell table:style-name="Default"/>
          <table:table-cell table:style-name="ce13" office:value-type="string">
            <text:p>būš[property]N; ēkallim[palace]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style-name="ce13"/>
          <table:table-cell table:style-name="Default" table:number-columns-repeated="2"/>
          <table:table-cell table:style-name="ce13"/>
          <table:table-cell table:number-columns-repeated="1019"/>
        </table:table-row>
        <table:table-row table:style-name="ro1">
          <table:table-cell office:value-type="string">
            <text:p>4.</text:p>
          </table:table-cell>
          <table:table-cell table:style-name="ce13" office:value-type="string">
            <text:p>ŠÀ-BA</text:p>
          </table:table-cell>
          <table:table-cell table:style-name="Default" office:value-type="string" table:number-columns-spanned="3" table:number-rows-spanned="1">
            <text:p>1(GEŠ₂) 7(AŠ) &lt;GUR&gt; 4(BARIG) [3(BAN₂)] 5 SILÀ APIN ENSÍ É {d}NANNA</text:p>
          </table:table-cell>
          <table:covered-table-cell table:style-name="Default"/>
          <table:covered-table-cell table:style-name="ce13"/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style-name="ce13" office:value-type="string">
            <text:p>+ina[in]PRP$&amp;+libbu[interior]N$libbišu; </text:p>
          </table:table-cell>
          <table:table-cell table:style-name="Default" office:value-type="string" table:number-columns-spanned="3" table:number-rows-spanned="1">
            <text:p>n; n; kur[unit]N; n; n; n; qā[unit]N; mērešti[cultivated field]N; iššiakkim[(a class of farmer)]N; bīt[temple]N; Nanna[1]DN</text:p>
          </table:table-cell>
          <table:covered-table-cell table:style-name="Default"/>
          <table:covered-table-cell table:style-name="ce13"/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5.</text:p>
          </table:table-cell>
          <table:table-cell table:style-name="Default"/>
          <table:table-cell table:style-name="ce4" office:value-type="string" table:number-columns-spanned="3" table:number-rows-spanned="1">
            <text:p>1(U) 8(AŠ) &lt;GUR&gt; 4(BARIG) [UKU.UŠ-MEŠ] ⸢ša?⸣ ki-ma a-bi-šu it-bu-ú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style-name="Default"/>
          <table:table-cell table:style-name="ce4" office:value-type="string" table:number-columns-spanned="3" table:number-rows-spanned="1">
            <text:p>n; n; kur[unit]N; n; rēdî[soldier]N; ša[who]REL; kīma[instead of]PRP; +abu[father]N$abišu; itbû[stand in]V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6.</text:p>
          </table:table-cell>
          <table:table-cell table:style-name="Default"/>
          <table:table-cell table:style-name="ce8" office:value-type="string" table:number-columns-spanned="3" table:number-rows-spanned="1">
            <text:p>4(U) GUR [UKU.UŠ-MEŠ ša] ki-ma EREN₂ UG₇ ZÁH <text:s/>it-bu-ú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style-name="Default"/>
          <table:table-cell table:style-name="ce8" office:value-type="string" table:number-columns-spanned="3" table:number-rows-spanned="1">
            <text:p>n; kur[unit]N; rēdî[soldier]N; ša[who]REL; kīma[instead of]PRP; +ṣābu[people//troops]N'N$ṣābī; mītūtim[dead]AJ; halqūtim[fugitive]AJ; itbû[stand in]V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7.</text:p>
          </table:table-cell>
          <table:table-cell table:style-name="Default"/>
          <table:table-cell table:style-name="ce8" office:value-type="string" table:number-columns-spanned="3" table:number-rows-spanned="1">
            <text:p>1(GEŠ₂) 4(U) 8(AŠ) &lt;GUR&gt; 4(BARIG) [2(BAN₂)] 6.2/3 &lt;SILA₃&gt; ša EREN₂ UG₇ ZÁH <text:s/>APIN {d}URAŠ-mu-ba-lí-iṭ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style-name="Default"/>
          <table:table-cell table:style-name="ce20" office:value-type="string" table:number-columns-spanned="3" table:number-rows-spanned="1">
            <text:p>n; n; n; kur[unit]N; n; n; n; qā[unit]N; ša[who]REL; ṣābum[troops]N; mītūtim[dead]AJ; halqūtim[fugitive]AJ; mērešti[cultivated field]N; Uraš-muballiṭ[1]PN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8.</text:p>
          </table:table-cell>
          <table:table-cell table:style-name="Default"/>
          <table:table-cell table:style-name="ce8" office:value-type="string">
            <text:p>nir-da{ki#}</text:p>
          </table:table-cell>
          <table:table-cell table:number-columns-repeated="1021"/>
        </table:table-row>
        <table:table-row table:style-name="ro1">
          <table:table-cell office:value-type="string">
            <text:p>#lem: </text:p>
          </table:table-cell>
          <table:table-cell table:style-name="Default"/>
          <table:table-cell table:style-name="ce8" office:value-type="string">
            <text:p>Nirda[1]SN</text:p>
          </table:table-cell>
          <table:table-cell table:number-columns-repeated="1021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style-name="Default"/>
          <table:table-cell table:style-name="ce8"/>
          <table:table-cell table:number-columns-repeated="1021"/>
        </table:table-row>
        <table:table-row table:style-name="ro1">
          <table:table-cell office:value-type="string">
            <text:p>9.</text:p>
          </table:table-cell>
          <table:table-cell office:value-type="string">
            <text:p>5(BUR₃) 1(EŠE₃)</text:p>
          </table:table-cell>
          <table:table-cell office:value-type="string">
            <text:p>1(GEŠ₂) 8(AŠ) &lt;GUR&gt; 4(BARIG) 2(BAN₂) 6.2/3 (SILÀ)</text:p>
          </table:table-cell>
          <table:table-cell table:style-name="ce4" office:value-type="string">
            <text:p>1(BUR₃) 3(IKU)</text:p>
          </table:table-cell>
          <table:table-cell table:style-name="ce4" office:value-type="string">
            <text:p>UKU.UŠ NÍG.ŠU i-din-{d}la-ga-ma-al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</text:p>
          </table:table-cell>
          <table:table-cell office:value-type="string">
            <text:p>n; n; kur[unit]N; n; n; n; qā[unit]N; </text:p>
          </table:table-cell>
          <table:table-cell table:style-name="ce4" office:value-type="string">
            <text:p>n; n; </text:p>
          </table:table-cell>
          <table:table-cell table:style-name="ce4" office:value-type="string">
            <text:p>+rēdû[soldier]N$; būš[property]N; +Iddin-Lagamal[]PN$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0.</text:p>
          </table:table-cell>
          <table:table-cell office:value-type="string">
            <text:p>ŠÀ-BA</text:p>
          </table:table-cell>
          <table:table-cell office:value-type="string">
            <text:p>4(U) 1(AŠ) &lt;GUR&gt; 3(BARIG) 4(BAN₂) 3.1/3 SILÀ</text:p>
          </table:table-cell>
          <table:table-cell table:style-name="ce4"/>
          <table:table-cell table:style-name="ce4" office:value-type="string">
            <text:p>APIN ENSÍ É {d}NANNA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+ina[in]PRP$&amp;+libbu[interior]N$libbišu; </text:p>
          </table:table-cell>
          <table:table-cell office:value-type="string">
            <text:p>n; n; kur[unit]N; n; n; n; qā[unit]N; </text:p>
          </table:table-cell>
          <table:table-cell table:style-name="ce4"/>
          <table:table-cell table:style-name="ce4" office:value-type="string">
            <text:p>mērešti[cultivated field]N; iššiakkim[(a class of farmer)]N; bīt[temple]N; Nanna[1]DN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number-columns-repeated="2"/>
          <table:table-cell table:style-name="ce4"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11.</text:p>
          </table:table-cell>
          <table:table-cell office:value-type="string">
            <text:p>2(BUR₃) 1(EŠE₃)</text:p>
          </table:table-cell>
          <table:table-cell office:value-type="string">
            <text:p>1(GEŠ₂) 1(U) GUR</text:p>
          </table:table-cell>
          <table:table-cell table:style-name="ce4"/>
          <table:table-cell table:style-name="ce4" office:value-type="string">
            <text:p>ša ba-li-ṭu₃-GI₄ DUMU a-ú-mi ; i-na ṭup-pi la in-nam-di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</text:p>
          </table:table-cell>
          <table:table-cell office:value-type="string">
            <text:p>n; n; kur[unit]N; </text:p>
          </table:table-cell>
          <table:table-cell table:style-name="ce4"/>
          <table:table-cell table:style-name="ce4" office:value-type="string">
            <text:p>ša[of]DET; +Balliṭu-taru[]PN$; mār[son]N; +yāʾu[my]PP$yāʾumi; ina[in]PRP; +ṭuppu[(clay) tablet]N$ṭuppī; lā[not]MOD; +nadû[throw (down)//record]V'V$innamdi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2.</text:p>
          </table:table-cell>
          <table:table-cell/>
          <table:table-cell table:style-name="ce4" office:value-type="string" table:number-columns-spanned="3" table:number-rows-spanned="1">
            <text:p>APIN ENSÍ É {d}NANNA ša ma-la i-li-a-am</text:p>
          </table:table-cell>
          <table:covered-table-cell table:style-name="ce4"/>
          <table:covered-table-cell table:style-name="Default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/>
          <table:table-cell table:style-name="ce4" office:value-type="string" table:number-columns-spanned="3" table:number-rows-spanned="1">
            <text:p>mērešti[cultivated field]N; iššiakkim[(a class of farmer)]N; bīt[temple]N; Nanna[1]DN; ša[that]REL; +mala[as much as]PRP'SBJ$; +elû[go up]V$īliam</text:p>
          </table:table-cell>
          <table:covered-table-cell table:style-name="ce4"/>
          <table:covered-table-cell table:style-name="Default"/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3.</text:p>
          </table:table-cell>
          <table:table-cell/>
          <table:table-cell office:value-type="string" table:number-columns-spanned="3" table:number-rows-spanned="1">
            <text:p>{iri}kur-[kar]-nu-um{ki} </text:p>
          </table:table-cell>
          <table:covered-table-cell table:style-name="ce4"/>
          <table:covered-table-cell table:style-name="ce4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/>
          <table:table-cell office:value-type="string" table:number-columns-spanned="3" table:number-rows-spanned="1">
            <text:p>+Kurkanu[]SN$Kurkanum</text:p>
          </table:table-cell>
          <table:covered-table-cell table:style-name="ce4"/>
          <table:covered-table-cell table:style-name="ce4"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[</text:p>
          </table:table-cell>
          <table:table-cell table:number-columns-repeated="253"/>
          <table:table-cell table:style-name="Default" table:number-columns-repeated="768"/>
        </table:table-row>
        <table:table-row table:style-name="ro1">
          <table:table-cell table:style-name="ce4" office:value-type="string">
            <text:p>$ single ruling</text:p>
          </table:table-cell>
          <table:table-cell table:number-columns-repeated="2"/>
          <table:table-cell table:style-name="ce4"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14.</text:p>
          </table:table-cell>
          <table:table-cell/>
          <table:table-cell office:value-type="string">
            <text:p>NÍG É.GAL</text:p>
          </table:table-cell>
          <table:table-cell table:style-name="ce21"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/>
          <table:table-cell office:value-type="string">
            <text:p>būš[property]N; ēkallim[palace]N</text:p>
          </table:table-cell>
          <table:table-cell table:style-name="ce21" table:number-columns-repeated="2"/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5.</text:p>
          </table:table-cell>
          <table:table-cell office:value-type="string">
            <text:p>9(BUR₃) 1(EŠE₃) 1(IKU)</text:p>
          </table:table-cell>
          <table:table-cell office:value-type="string">
            <text:p>4(GEŠ₂) 1(U) 4(AŠ) &lt;GUR&gt; 2(BARIG) 1(BAN₂) 3.1/3 &lt;SILA₃&gt; </text:p>
          </table:table-cell>
          <table:table-cell table:style-name="ce4" office:value-type="string">
            <text:p>1(BUR₃) x [...] </text:p>
          </table:table-cell>
          <table:table-cell table:style-name="ce4" office:value-type="string">
            <text:p>GÚ.UN APIN ENSÍ É {d}NANNA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n; </text:p>
          </table:table-cell>
          <table:table-cell office:value-type="string">
            <text:p>n; n; n; kur[unit]N; n; n; n; qā[unit]N; </text:p>
          </table:table-cell>
          <table:table-cell table:style-name="ce4" office:value-type="string">
            <text:p>n; u; u; </text:p>
          </table:table-cell>
          <table:table-cell table:style-name="ce4" office:value-type="string">
            <text:p>+biltu[load//rent]N'V$bilat; mērešti[cultivated field]N; iššiakkim[(a class of farmer)]N; bīt[temple]N; Nanna[1]DN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6.</text:p>
          </table:table-cell>
          <table:table-cell office:value-type="string">
            <text:p>4(BURʾU) 2(BUR) 2(IKU) 4(U) SAR</text:p>
          </table:table-cell>
          <table:table-cell office:value-type="string">
            <text:p>1(GEŠ₂) 1(GEŠʾU) 2(GEŠ₂) 5(U) 2(AŠ) &lt;GUR&gt; 4(BARIG) 4(BAN₂) 3.1/3 &lt;SILA₃&gt;</text:p>
          </table:table-cell>
          <table:table-cell table:style-name="ce4" office:value-type="string">
            <text:p>5(BUR₃) [...]</text:p>
          </table:table-cell>
          <table:table-cell table:style-name="ce4" office:value-type="string">
            <text:p>[A].ŠÀ ni-di-it {d}NANNA APIN LÚ DIDLI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n; n; mūšar[unit]N; </text:p>
          </table:table-cell>
          <table:table-cell office:value-type="string">
            <text:p>n; n; n; n; n; kur[unit]N; n; n; n; qā[unit]N; </text:p>
          </table:table-cell>
          <table:table-cell table:style-name="ce4" office:value-type="string">
            <text:p>n; u; </text:p>
          </table:table-cell>
          <table:table-cell table:style-name="ce4" office:value-type="string">
            <text:p>eqel[field]N; nidīt[unbuilt plot]N; Nanna[1]DN; mērešti[cultivated field]N; +awīlu[man]N$awīlī; +wēdû[prominent]AJ$wēdûtim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7.</text:p>
          </table:table-cell>
          <table:table-cell table:style-name="Default"/>
          <table:table-cell office:value-type="string">
            <text:p>ŠÀ-&lt;BA&gt; 5(GEŠ₂) 1(U) 6(AŠ) &lt;GUR&gt; 4(BARIG) 1(BAN₂) 8 &lt;SILA₃&gt; 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APIN] UKU.UŠ-MEŠ 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/>
          <table:table-cell office:value-type="string">
            <text:p>+ina[in]PRP$&amp;+libbu[interior]N$libbišu; n; n; n; kur[unit]N; n; n; n; qā[unit]N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mērešti[cultivated field]N; rēdî[soldier]N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style-name="Default"/>
          <table:table-cell/>
          <table:table-cell table:style-name="ce4"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18.</text:p>
          </table:table-cell>
          <table:table-cell office:value-type="string">
            <text:p>5(BURʾU) 2(BUR₃) 1(IKU) 4(U) &lt;SAR&gt;</text:p>
          </table:table-cell>
          <table:table-cell office:value-type="string">
            <text:p>1(GEŠ₂) 1(GEŠʾU) 7(GEŠ₂) 7(AŠ) &lt;GUR&gt; 1(BARIG) 4(BAN₂) 6.2/3 &lt;SILA₃&gt; </text:p>
          </table:table-cell>
          <table:table-cell table:style-name="ce5" office:value-type="string">
            <text:p><text:span text:style-name="T2">⸢</text:span><text:span text:style-name="T3">6(BUR₃)⸣ [...] x</text:span></text:p>
          </table:table-cell>
          <table:table-cell table:style-name="ce5" office:value-type="string">
            <text:p>GÚ.UN <text:s/>ù NÍG.GÁL.LA 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n; n; mūšar[unit]N; </text:p>
          </table:table-cell>
          <table:table-cell office:value-type="string">
            <text:p>n; n; n; n; kur[unit]N; n; n; n; qā[unit]N; </text:p>
          </table:table-cell>
          <table:table-cell table:style-name="ce5" office:value-type="string">
            <text:p>n; u; u; </text:p>
          </table:table-cell>
          <table:table-cell table:style-name="ce5" office:value-type="string">
            <text:p>+biltu[load//rent]N'N$biltum; u[and]CNJ; +būšu[goods//property]N'N$būšum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9.</text:p>
          </table:table-cell>
          <table:table-cell table:style-name="Default"/>
          <table:table-cell office:value-type="string">
            <text:p>ŠÀ-&lt;BA&gt; 5(GEŠ₂) 1(U) 6(AŠ) &lt;GUR&gt; 4(BARIG) 1(BAN₂) ⸢8⸣ &lt;SILA₃&gt; </text:p>
          </table:table-cell>
          <table:table-cell table:style-name="ce11" office:value-type="string">
            <text:p>[...] x</text:p>
          </table:table-cell>
          <table:table-cell table:style-name="ce11" office:value-type="string">
            <text:p>APIN UKU.UŠ-MEŠ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style-name="Default"/>
          <table:table-cell office:value-type="string">
            <text:p>+ina[in]PRP$&amp;+libbu[interior]N$libbišu; n; n; n; kur[unit]N; n; n; n; qā[unit]N; </text:p>
          </table:table-cell>
          <table:table-cell table:style-name="ce11" office:value-type="string">
            <text:p>u; u;</text:p>
          </table:table-cell>
          <table:table-cell table:style-name="ce11" office:value-type="string">
            <text:p>mērešti[cultivated field]N; rēdî[soldier]N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table:style-name="ce5" office:value-type="string">
            <text:p>$ single ruling</text:p>
          </table:table-cell>
          <table:table-cell table:style-name="Default"/>
          <table:table-cell/>
          <table:table-cell table:style-name="ce11"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20.</text:p>
          </table:table-cell>
          <table:table-cell/>
          <table:table-cell office:value-type="string">
            <text:p>nir-da{ki#}</text:p>
          </table:table-cell>
          <table:table-cell table:style-name="ce11"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/>
          <table:table-cell office:value-type="string">
            <text:p>Nirda[1]SN</text:p>
          </table:table-cell>
          <table:table-cell table:style-name="ce11" table:number-columns-repeated="2"/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@top</text:p>
          </table:table-cell>
          <table:table-cell table:number-columns-repeated="2"/>
          <table:table-cell table:style-name="ce11"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1.</text:p>
          </table:table-cell>
          <table:table-cell office:value-type="string">
            <text:p>4(BUR₃) 4(IKU)</text:p>
          </table:table-cell>
          <table:table-cell office:value-type="string">
            <text:p>1(GEŠ₂) <text:s/>2(U) 4(AŠ) &lt;GUR&gt; 2(BARIG) 1(BAN₂) 3.1/3 &lt;SILA₃&gt;</text:p>
          </table:table-cell>
          <table:table-cell table:style-name="ce4" office:value-type="string">
            <text:p>2(BUR₃) 1(IKU)</text:p>
          </table:table-cell>
          <table:table-cell table:style-name="ce4" office:value-type="string">
            <text:p>GÚ.UN NÍG.ŠU zi-im-ru-nim?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</text:p>
          </table:table-cell>
          <table:table-cell office:value-type="string">
            <text:p>n; n; n; kur[unit]N; n; n; n; qā[unit]N; </text:p>
          </table:table-cell>
          <table:table-cell table:style-name="ce4" office:value-type="string">
            <text:p>n; n; </text:p>
          </table:table-cell>
          <table:table-cell table:style-name="ce4" office:value-type="string">
            <text:p>bilat[rent]N; būš[property]N; X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.</text:p>
          </table:table-cell>
          <table:table-cell office:value-type="string">
            <text:p>2(EŠE₃) 5(IKU)</text:p>
          </table:table-cell>
          <table:table-cell office:value-type="string">
            <text:p>2(U) 5(AŠ) &lt;GUR&gt; 3(BARIG) 5(BAN₂) 3.1/3 &lt;SILA₃&gt; </text:p>
          </table:table-cell>
          <table:table-cell table:style-name="ce4"/>
          <table:table-cell table:style-name="ce4" office:value-type="string">
            <text:p>NÍG.GÁL.LA NÍG.KU₅ ŠU.RI.A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</text:p>
          </table:table-cell>
          <table:table-cell office:value-type="string">
            <text:p>n; n; kur[unit]N; n; n; n; qā[unit]N; </text:p>
          </table:table-cell>
          <table:table-cell table:style-name="ce4"/>
          <table:table-cell table:style-name="ce4" office:value-type="string">
            <text:p>būšum[property]N; mikis[land-owner's share]N; mišlānī[half (shares)]N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number-columns-repeated="2"/>
          <table:table-cell table:style-name="ce4"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3.</text:p>
          </table:table-cell>
          <table:table-cell office:value-type="string">
            <text:p>5(BUR₃) 3(IKU)</text:p>
          </table:table-cell>
          <table:table-cell office:value-type="string">
            <text:p>1(GEŠ₂) 5(U) 1(AŠ) &lt;GUR&gt; <text:s/>6.2/3 &lt;SILA₃&gt;</text:p>
          </table:table-cell>
          <table:table-cell table:style-name="ce11" office:value-type="string">
            <text:p>2(BUR₃) 1(IKU)</text:p>
          </table:table-cell>
          <table:table-cell table:style-name="ce11" office:value-type="string">
            <text:p>{iri}kur-kar-nu{&lt;ki&gt;}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</text:p>
          </table:table-cell>
          <table:table-cell office:value-type="string">
            <text:p>n; n; n; kur[unit]N; n; qā[unit]N; </text:p>
          </table:table-cell>
          <table:table-cell table:style-name="ce11" office:value-type="string">
            <text:p>n; n; </text:p>
          </table:table-cell>
          <table:table-cell table:style-name="ce11" office:value-type="string">
            <text:p>Kurkanu[1]SN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number-columns-repeated="2"/>
          <table:table-cell table:style-name="ce11"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4. </text:p>
          </table:table-cell>
          <table:table-cell/>
          <table:table-cell office:value-type="string">
            <text:p>NÍG É {d}NANNA</text:p>
          </table:table-cell>
          <table:table-cell table:style-name="ce21"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/>
          <table:table-cell office:value-type="string">
            <text:p>būš[property]N; bīt[temple]N; Nanna[1]DN</text:p>
          </table:table-cell>
          <table:table-cell table:style-name="ce21" table:number-columns-repeated="2"/>
          <table:table-cell table:style-name="Default"/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@left</text:p>
          </table:table-cell>
          <table:table-cell table:number-columns-repeated="1023"/>
        </table:table-row>
        <table:table-row table:style-name="ro1">
          <table:table-cell office:value-type="string">
            <text:p>1. |</text:p>
          </table:table-cell>
          <table:table-cell table:style-name="ce14" office:value-type="string">
            <text:p>{iti}SIG₄.A U₄ 20-KAM MU BÀD má-rí{ki}</text:p>
          </table:table-cell>
          <table:table-cell table:number-columns-repeated="1022"/>
        </table:table-row>
        <table:table-row table:style-name="ro1">
          <table:table-cell office:value-type="string">
            <text:p>#lem: </text:p>
          </table:table-cell>
          <table:table-cell table:style-name="ce14" office:value-type="string">
            <text:p>+Simanu[]MN$Simanum; ūm[day]N; n; +šattu[year]N$šanat; +dūru[(city) wall]N$dūr; +Mari[]SN$</text:p>
          </table:table-cell>
          <table:table-cell table:number-columns-repeated="1022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@translation parallel en project</text:p>
          </table:table-cell>
          <table:table-cell table:number-columns-repeated="1023"/>
        </table:table-row>
        <table:table-row table:style-name="ro1">
          <table:table-cell office:value-type="string">
            <text:p>@obverse</text:p>
          </table:table-cell>
          <table:table-cell table:number-columns-repeated="1023"/>
        </table:table-row>
        <table:table-row table:style-name="ro1">
          <table:table-cell office:value-type="string">
            <text:p>1. |</text:p>
          </table:table-cell>
          <table:table-cell table:style-name="ce14" office:value-type="string">
            <text:p>Inspection of estimated yields for the fields of soldiers and additional payments, </text:p>
          </table:table-cell>
          <table:table-cell table:number-columns-repeated="1022"/>
        </table:table-row>
        <table:table-row table:style-name="ro1">
          <table:table-cell office:value-type="string">
            <text:p>2. |</text:p>
          </table:table-cell>
          <table:table-cell office:value-type="string">
            <text:p>property of the palace and property of the Nanna's temple in Nirda and Kurkarnu town.</text:p>
          </table:table-cell>
          <table:table-cell table:number-columns-repeated="1022"/>
        </table:table-row>
        <table:table-row table:style-name="ro1">
          <table:table-cell office:value-type="string">
            <text:p>$ double ruling</text:p>
          </table:table-cell>
          <table:table-cell table:number-columns-repeated="1023"/>
        </table:table-row>
        <table:table-row table:style-name="ro1">
          <table:table-cell office:value-type="string">
            <text:p>3. </text:p>
          </table:table-cell>
          <table:table-cell table:style-name="ce15" office:value-type="string">
            <text:p>Furrowed area</text:p>
          </table:table-cell>
          <table:table-cell table:style-name="ce15" office:value-type="string">
            <text:p>Its grain</text:p>
          </table:table-cell>
          <table:table-cell table:style-name="ce15" office:value-type="string">
            <text:p>Furrowed, not sown</text:p>
          </table:table-cell>
          <table:table-cell table:style-name="ce15" office:value-type="string">
            <text:p>Its name</text:p>
          </table:table-cell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style-name="ce15" table:number-columns-repeated="4"/>
          <table:table-cell table:number-columns-repeated="1019"/>
        </table:table-row>
        <table:table-row table:style-name="ro1">
          <table:table-cell office:value-type="string">
            <text:p>4.</text:p>
          </table:table-cell>
          <table:table-cell table:style-name="ce16" office:value-type="string">
            <text:p>260 @iku, 5 @sar</text:p>
          </table:table-cell>
          <table:table-cell table:style-name="ce16" office:value-type="string">
            <text:p>252 @gur 242 2/3 @sila</text:p>
          </table:table-cell>
          <table:table-cell table:style-name="ce16" office:value-type="string">
            <text:p>25 @iku</text:p>
          </table:table-cell>
          <table:table-cell table:style-name="ce16" office:value-type="string">
            <text:p>Of the soldiers who stood in for their fathers </text:p>
          </table:table-cell>
          <table:table-cell table:number-columns-repeated="1019"/>
        </table:table-row>
        <table:table-row table:style-name="ro1">
          <table:table-cell office:value-type="string">
            <text:p>5.</text:p>
          </table:table-cell>
          <table:table-cell table:style-name="ce14" office:value-type="string">
            <text:p>From it</text:p>
          </table:table-cell>
          <table:table-cell table:style-name="ce14" office:value-type="string">
            <text:p>19 @gur 175 @sila</text:p>
          </table:table-cell>
          <table:table-cell table:style-name="ce14"/>
          <table:table-cell table:style-name="ce14" office:value-type="string">
            <text:p>The middle-man's cultivated land</text:p>
          </table:table-cell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office:value-type="string">
            <text:p>6.</text:p>
          </table:table-cell>
          <table:table-cell table:style-name="ce14" office:value-type="string">
            <text:p>189 @iku</text:p>
          </table:table-cell>
          <table:table-cell table:style-name="ce14" office:value-type="string">
            <text:p>156 @gur 50 @sila</text:p>
          </table:table-cell>
          <table:table-cell table:style-name="ce14" office:value-type="string">
            <text:p>1;59 <text:s text:c="2"/></text:p>
          </table:table-cell>
          <table:table-cell table:style-name="ce14" office:value-type="string">
            <text:p>Of the soldiers who &lt;stood in&gt; for dead or absconded troops.</text:p>
          </table:table-cell>
          <table:table-cell table:number-columns-repeated="1019"/>
        </table:table-row>
        <table:table-row table:style-name="ro1">
          <table:table-cell office:value-type="string">
            <text:p>7.</text:p>
          </table:table-cell>
          <table:table-cell table:style-name="ce14" office:value-type="string">
            <text:p>From it</text:p>
          </table:table-cell>
          <table:table-cell table:style-name="ce14" office:value-type="string">
            <text:p>30 @gur 250@sila</text:p>
          </table:table-cell>
          <table:table-cell table:style-name="ce14"/>
          <table:table-cell table:style-name="ce14" office:value-type="string">
            <text:p>The middle-man's cultivated land</text:p>
          </table:table-cell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office:value-type="string">
            <text:p>8.</text:p>
          </table:table-cell>
          <table:table-cell table:style-name="ce14" office:value-type="string">
            <text:p>144 @iku 5@sar</text:p>
          </table:table-cell>
          <table:table-cell table:style-name="ce14" office:value-type="string">
            <text:p>133 @gur 71 @sila</text:p>
          </table:table-cell>
          <table:table-cell table:style-name="ce14" office:value-type="string">
            <text:p>28 @iku</text:p>
          </table:table-cell>
          <table:table-cell table:style-name="ce14" office:value-type="string">
            <text:p>Of the dead or absconded troops</text:p>
          </table:table-cell>
          <table:table-cell table:number-columns-repeated="1019"/>
        </table:table-row>
        <table:table-row table:style-name="ro1">
          <table:table-cell office:value-type="string">
            <text:p>9.</text:p>
          </table:table-cell>
          <table:table-cell table:style-name="ce14" office:value-type="string">
            <text:p>From it</text:p>
          </table:table-cell>
          <table:table-cell table:style-name="ce14" office:value-type="string">
            <text:p>12 @gur 150 @sila</text:p>
          </table:table-cell>
          <table:table-cell table:style-name="ce14"/>
          <table:table-cell table:style-name="ce14" office:value-type="string">
            <text:p>The middle-man's cultivated land</text:p>
          </table:table-cell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office:value-type="string">
            <text:p>10.</text:p>
          </table:table-cell>
          <table:table-cell table:style-name="ce14" office:value-type="string">
            <text:p>25 @iku</text:p>
          </table:table-cell>
          <table:table-cell table:style-name="ce14" office:value-type="string">
            <text:p>41 @gur 33 1/3 @sila</text:p>
          </table:table-cell>
          <table:table-cell table:style-name="ce14"/>
          <table:table-cell table:style-name="ce14" office:value-type="string">
            <text:p>Zababa-naṣir's scribe</text:p>
          </table:table-cell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office:value-type="string">
            <text:p>11.</text:p>
          </table:table-cell>
          <table:table-cell table:style-name="ce17" office:value-type="string">
            <text:p>630 @iku 10 @sar</text:p>
          </table:table-cell>
          <table:table-cell table:style-name="ce17" office:value-type="string">
            <text:p>583 @gur 117 @sila</text:p>
          </table:table-cell>
          <table:table-cell table:style-name="ce17" office:value-type="string">
            <text:p>88 @iku 70 @sar</text:p>
          </table:table-cell>
          <table:table-cell table:style-name="ce17" office:value-type="string">
            <text:p>Soldiers and property of Uraš-muballiṭ</text:p>
          </table:table-cell>
          <table:table-cell table:number-columns-repeated="1019"/>
        </table:table-row>
        <table:table-row table:style-name="ro1">
          <table:table-cell office:value-type="string">
            <text:p>12.</text:p>
          </table:table-cell>
          <table:table-cell table:style-name="ce17" office:value-type="string">
            <text:p>From it</text:p>
          </table:table-cell>
          <table:table-cell table:style-name="ce17" office:value-type="string">
            <text:p>62 @gur 275 @sila</text:p>
          </table:table-cell>
          <table:table-cell table:style-name="ce17"/>
          <table:table-cell table:style-name="ce14" office:value-type="string">
            <text:p>The middle-man's cultivated land</text:p>
          </table:table-cell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style-name="ce17" table:number-columns-repeated="4"/>
          <table:table-cell table:number-columns-repeated="1019"/>
        </table:table-row>
        <table:table-row table:style-name="ro1">
          <table:table-cell office:value-type="string">
            <text:p>13.</text:p>
          </table:table-cell>
          <table:table-cell table:style-name="ce14" office:value-type="string">
            <text:p>12 @iku</text:p>
          </table:table-cell>
          <table:table-cell table:style-name="ce14" office:value-type="string">
            <text:p>3 @gur 100 @sila</text:p>
          </table:table-cell>
          <table:table-cell table:style-name="ce14"/>
          <table:table-cell table:style-name="ce14" office:value-type="string">
            <text:p>Dead troops; ploughman Uraš-muballiṭ</text:p>
          </table:table-cell>
          <table:table-cell table:number-columns-repeated="1019"/>
        </table:table-row>
        <table:table-row table:style-name="ro1">
          <table:table-cell office:value-type="string">
            <text:p>14.</text:p>
          </table:table-cell>
          <table:table-cell table:style-name="ce14" office:value-type="string">
            <text:p>4 @iku</text:p>
          </table:table-cell>
          <table:table-cell table:style-name="ce14" office:value-type="string">
            <text:p>3 @gur 225 @sila</text:p>
          </table:table-cell>
          <table:table-cell table:style-name="ce14"/>
          <table:table-cell table:style-name="ce14" office:value-type="string">
            <text:p>Of the @?arrow?@ troops; ploughmen E-igidu-bi and Zikir-ilišu</text:p>
          </table:table-cell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office:value-type="string">
            <text:p>15.</text:p>
          </table:table-cell>
          <table:table-cell table:style-name="ce17"/>
          <table:table-cell table:style-name="ce17" office:value-type="string">
            <text:p>7 @gur 35 @sila</text:p>
          </table:table-cell>
          <table:table-cell table:style-name="ce17"/>
          <table:table-cell table:style-name="ce17" office:value-type="string">
            <text:p>Property of Inbuša</text:p>
          </table:table-cell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style-name="ce17" table:number-columns-repeated="4"/>
          <table:table-cell table:number-columns-repeated="1019"/>
        </table:table-row>
        <table:table-row table:style-name="ro1">
          <table:table-cell office:value-type="string">
            <text:p>16.</text:p>
          </table:table-cell>
          <table:table-cell table:style-name="ce18" office:value-type="string">
            <text:p>646 @iku 10 @sar</text:p>
          </table:table-cell>
          <table:table-cell table:style-name="ce18" office:value-type="string">
            <text:p>590 @gur 152 @sila</text:p>
          </table:table-cell>
          <table:table-cell table:style-name="ce18" office:value-type="string">
            <text:p>88 @iku 70 @sar</text:p>
          </table:table-cell>
          <table:table-cell table:style-name="ce18" office:value-type="string">
            <text:p>From the maintenance fields of the soldiers</text:p>
          </table:table-cell>
          <table:table-cell table:number-columns-repeated="1019"/>
        </table:table-row>
        <table:table-row table:style-name="ro1">
          <table:table-cell office:value-type="string">
            <text:p>17.</text:p>
          </table:table-cell>
          <table:table-cell table:style-name="ce18" office:value-type="string">
            <text:p>From it</text:p>
          </table:table-cell>
          <table:table-cell table:style-name="ce18" office:value-type="string">
            <text:p>66 @gur 200 @sila</text:p>
          </table:table-cell>
          <table:table-cell table:style-name="ce18"/>
          <table:table-cell table:style-name="ce14" office:value-type="string">
            <text:p>The middle-man's cultivated land</text:p>
          </table:table-cell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office:value-type="string">
            <text:p>@bottom</text:p>
          </table:table-cell>
          <table:table-cell table:style-name="ce18" table:number-columns-repeated="4"/>
          <table:table-cell table:number-columns-repeated="1019"/>
        </table:table-row>
        <table:table-row table:style-name="ro1">
          <table:table-cell office:value-type="string">
            <text:p>1.</text:p>
          </table:table-cell>
          <table:table-cell table:style-name="ce14" office:value-type="string">
            <text:p>147 @iku</text:p>
          </table:table-cell>
          <table:table-cell table:style-name="ce14" office:value-type="string">
            <text:p>138 @gur 141 2/3 @sila</text:p>
          </table:table-cell>
          <table:table-cell table:style-name="ce14"/>
          <table:table-cell table:style-name="ce14" office:value-type="string">
            <text:p>Of the additional payments</text:p>
          </table:table-cell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office:value-type="string">
            <text:p>@reverse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office:value-type="string">
            <text:p>1.</text:p>
          </table:table-cell>
          <table:table-cell table:style-name="ce14" office:value-type="string">
            <text:p>286 @iku 10 @sar</text:p>
          </table:table-cell>
          <table:table-cell table:style-name="ce14" office:value-type="string">
            <text:p>207 @gur 16 2/3 @sila</text:p>
          </table:table-cell>
          <table:table-cell table:style-name="ce14"/>
          <table:table-cell table:style-name="ce14" office:value-type="string">
            <text:p>... waste-land of the palace <text:s/>... <text:s/>the land-owner's half-share</text:p>
          </table:table-cell>
          <table:table-cell table:number-columns-repeated="1019"/>
        </table:table-row>
        <table:table-row table:style-name="ro1">
          <table:table-cell office:value-type="string">
            <text:p>2.</text:p>
          </table:table-cell>
          <table:table-cell table:style-name="ce14" office:value-type="string">
            <text:p>From it</text:p>
          </table:table-cell>
          <table:table-cell table:style-name="ce14" office:value-type="string">
            <text:p>1 @gur 75 @sila</text:p>
          </table:table-cell>
          <table:table-cell table:style-name="ce14"/>
          <table:table-cell table:style-name="ce14" office:value-type="string">
            <text:p>The middle-man's cultivated land</text:p>
          </table:table-cell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office:value-type="string">
            <text:p>3.</text:p>
          </table:table-cell>
          <table:table-cell table:style-name="ce19" office:value-type="string">
            <text:p>1055 @iku 20 @sar</text:p>
          </table:table-cell>
          <table:table-cell table:style-name="ce19" office:value-type="string">
            <text:p>936 @gur 1/3 @sila</text:p>
          </table:table-cell>
          <table:table-cell table:style-name="ce19" office:value-type="string">
            <text:p>[...]</text:p>
          </table:table-cell>
          <table:table-cell table:style-name="ce19" office:value-type="string">
            <text:p>Property of the palace</text:p>
          </table:table-cell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>
            <text:p>4.</text:p>
          </table:table-cell>
          <table:table-cell table:style-name="ce19" office:value-type="string">
            <text:p>From it</text:p>
          </table:table-cell>
          <table:table-cell table:style-name="ce19" office:value-type="string">
            <text:p>67 @gur 275 @sila</text:p>
          </table:table-cell>
          <table:table-cell table:style-name="ce19"/>
          <table:table-cell table:style-name="ce19" office:value-type="string">
            <text:p>Cultivated land of the middle-men and Nanna's temple</text:p>
          </table:table-cell>
          <table:table-cell table:number-columns-repeated="1019"/>
        </table:table-row>
        <table:table-row table:style-name="ro1">
          <table:table-cell office:value-type="string">
            <text:p>5.</text:p>
          </table:table-cell>
          <table:table-cell table:style-name="ce14"/>
          <table:table-cell table:style-name="ce14" office:value-type="string">
            <text:p>18 @gur 240 @sila [...]</text:p>
          </table:table-cell>
          <table:table-cell table:style-name="ce14"/>
          <table:table-cell table:style-name="ce14" office:value-type="string">
            <text:p>[Soldiers who] stood in for their fathers</text:p>
          </table:table-cell>
          <table:table-cell table:number-columns-repeated="1019"/>
        </table:table-row>
        <table:table-row table:style-name="ro1">
          <table:table-cell office:value-type="string">
            <text:p>6.</text:p>
          </table:table-cell>
          <table:table-cell table:style-name="ce14"/>
          <table:table-cell table:style-name="ce14" office:value-type="string">
            <text:p>40 @gur [...]</text:p>
          </table:table-cell>
          <table:table-cell table:style-name="ce14"/>
          <table:table-cell table:style-name="ce14" office:value-type="string">
            <text:p>[Soldiers who] stood in for dead or absconded troops</text:p>
          </table:table-cell>
          <table:table-cell table:number-columns-repeated="1019"/>
        </table:table-row>
        <table:table-row table:style-name="ro1">
          <table:table-cell office:value-type="string">
            <text:p>7.</text:p>
          </table:table-cell>
          <table:table-cell table:style-name="ce14"/>
          <table:table-cell table:style-name="ce14" office:value-type="string">
            <text:p>108 @gur 266 2/3 @sila </text:p>
          </table:table-cell>
          <table:table-cell table:style-name="ce14"/>
          <table:table-cell table:style-name="ce14" office:value-type="string">
            <text:p>Of the dead or absconded troops, Uraš-muballiṭ's cultivated land</text:p>
          </table:table-cell>
          <table:table-cell table:number-columns-repeated="1019"/>
        </table:table-row>
        <table:table-row table:style-name="ro1">
          <table:table-cell office:value-type="string">
            <text:p>8.</text:p>
          </table:table-cell>
          <table:table-cell table:style-name="ce15"/>
          <table:table-cell table:style-name="ce15" office:value-type="string">
            <text:p>Nirda</text:p>
          </table:table-cell>
          <table:table-cell table:style-name="ce15" table:number-columns-repeated="2"/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style-name="ce15" table:number-columns-repeated="4"/>
          <table:table-cell table:number-columns-repeated="1019"/>
        </table:table-row>
        <table:table-row table:style-name="ro1">
          <table:table-cell office:value-type="string">
            <text:p>9.</text:p>
          </table:table-cell>
          <table:table-cell table:style-name="ce16" office:value-type="string">
            <text:p>96 @iku</text:p>
          </table:table-cell>
          <table:table-cell table:style-name="ce16" office:value-type="string">
            <text:p>68 @gur 266 2/3 @sila</text:p>
          </table:table-cell>
          <table:table-cell table:style-name="ce16" office:value-type="string">
            <text:p>21 @iku</text:p>
          </table:table-cell>
          <table:table-cell table:style-name="ce16" office:value-type="string">
            <text:p>Soldiers, property of Iddin-Lagamal</text:p>
          </table:table-cell>
          <table:table-cell table:number-columns-repeated="1019"/>
        </table:table-row>
        <table:table-row table:style-name="ro1">
          <table:table-cell office:value-type="string">
            <text:p>10.</text:p>
          </table:table-cell>
          <table:table-cell table:style-name="ce14" office:value-type="string">
            <text:p>From it</text:p>
          </table:table-cell>
          <table:table-cell table:style-name="ce14" office:value-type="string">
            <text:p>41 @gur 223 1/3 @sila</text:p>
          </table:table-cell>
          <table:table-cell table:style-name="ce14"/>
          <table:table-cell table:style-name="ce14" office:value-type="string">
            <text:p><text:s/>Cultivated land of the middle-men and Nanna's temple</text:p>
          </table:table-cell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office:value-type="string">
            <text:p>11.</text:p>
          </table:table-cell>
          <table:table-cell table:style-name="ce14" office:value-type="string">
            <text:p>42 @iku</text:p>
          </table:table-cell>
          <table:table-cell table:style-name="ce14" office:value-type="string">
            <text:p>70 @gur</text:p>
          </table:table-cell>
          <table:table-cell table:style-name="ce14"/>
          <table:table-cell table:style-name="ce14" office:value-type="string">
            <text:p>Of @?Baliṭu-taru?@, son @?of mine?@, not recorded in the tablets.</text:p>
          </table:table-cell>
          <table:table-cell table:number-columns-repeated="1019"/>
        </table:table-row>
        <table:table-row table:style-name="ro1">
          <table:table-cell office:value-type="string">
            <text:p>12.</text:p>
          </table:table-cell>
          <table:table-cell table:style-name="ce14"/>
          <table:table-cell table:style-name="ce14" office:value-type="string" table:number-columns-spanned="3" table:number-rows-spanned="1">
            <text:p><text:s/>Cultivated land of the middle-men and Nanna's temple, as much as came up here</text:p>
          </table:table-cell>
          <table:covered-table-cell table:style-name="ce14"/>
          <table:covered-table-cell table:style-name="ce14"/>
          <table:table-cell table:number-columns-repeated="1019"/>
        </table:table-row>
        <table:table-row table:style-name="ro1">
          <table:table-cell office:value-type="string">
            <text:p>13.</text:p>
          </table:table-cell>
          <table:table-cell table:style-name="ce15"/>
          <table:table-cell table:style-name="ce15" office:value-type="string" table:number-columns-spanned="3" table:number-rows-spanned="1">
            <text:p>Town of Kurkarnu</text:p>
          </table:table-cell>
          <table:covered-table-cell table:style-name="ce15"/>
          <table:covered-table-cell table:style-name="ce15"/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style-name="ce15" table:number-columns-repeated="4"/>
          <table:table-cell table:number-columns-repeated="1019"/>
        </table:table-row>
        <table:table-row table:style-name="ro1">
          <table:table-cell office:value-type="string">
            <text:p>14.</text:p>
          </table:table-cell>
          <table:table-cell table:style-name="ce15"/>
          <table:table-cell table:style-name="ce15" office:value-type="string" table:number-columns-spanned="3" table:number-rows-spanned="1">
            <text:p>Property of the palace </text:p>
          </table:table-cell>
          <table:covered-table-cell table:style-name="ce15"/>
          <table:covered-table-cell table:style-name="ce15"/>
          <table:table-cell table:number-columns-repeated="1019"/>
        </table:table-row>
        <table:table-row table:style-name="ro1">
          <table:table-cell office:value-type="string">
            <text:p>15.</text:p>
          </table:table-cell>
          <table:table-cell table:style-name="ce16" office:value-type="string">
            <text:p>169 @iku</text:p>
          </table:table-cell>
          <table:table-cell table:style-name="ce16" office:value-type="string">
            <text:p>254 @gur 133 1/3 @sila</text:p>
          </table:table-cell>
          <table:table-cell table:style-name="ce16" office:value-type="string">
            <text:p>18 @iku [...]</text:p>
          </table:table-cell>
          <table:table-cell table:style-name="ce16" office:value-type="string">
            <text:p>Tax of the cultivated land of the city governor and Nanna's temple</text:p>
          </table:table-cell>
          <table:table-cell table:number-columns-repeated="1019"/>
        </table:table-row>
        <table:table-row table:style-name="ro1">
          <table:table-cell office:value-type="string">
            <text:p>16.</text:p>
          </table:table-cell>
          <table:table-cell table:style-name="ce14" office:value-type="string">
            <text:p>768 @iku 40 @sar</text:p>
          </table:table-cell>
          <table:table-cell table:style-name="ce14" office:value-type="string">
            <text:p>4372 @gur 283 2/3 @sila</text:p>
          </table:table-cell>
          <table:table-cell table:style-name="ce14" office:value-type="string">
            <text:p>90 @iku [...]</text:p>
          </table:table-cell>
          <table:table-cell table:style-name="ce14" office:value-type="string">
            <text:p>Fields of the waste-land of Nanna, the cultivated fields of prominent men</text:p>
          </table:table-cell>
          <table:table-cell table:number-columns-repeated="1019"/>
        </table:table-row>
        <table:table-row table:style-name="ro1">
          <table:table-cell office:value-type="string">
            <text:p>17.</text:p>
          </table:table-cell>
          <table:table-cell table:style-name="ce14" office:value-type="string">
            <text:p><text:s/>From it </text:p>
          </table:table-cell>
          <table:table-cell table:style-name="ce14" office:value-type="string">
            <text:p>316 @gur 258 @sila</text:p>
          </table:table-cell>
          <table:table-cell table:style-name="ce14"/>
          <table:table-cell table:style-name="ce14" office:value-type="string">
            <text:p>The soldiers' cultivated land</text:p>
          </table:table-cell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office:value-type="string">
            <text:p>18.</text:p>
          </table:table-cell>
          <table:table-cell table:style-name="ce17" office:value-type="string">
            <text:p>937 @iku 40 @sar <text:s/></text:p>
          </table:table-cell>
          <table:table-cell table:style-name="ce17" office:value-type="string">
            <text:p>4627 @gur 106 2/3 @sila</text:p>
          </table:table-cell>
          <table:table-cell table:style-name="ce17" office:value-type="string">
            <text:p>108 @iku [...]</text:p>
          </table:table-cell>
          <table:table-cell table:style-name="ce17" office:value-type="string">
            <text:p>Tax and goods</text:p>
          </table:table-cell>
          <table:table-cell table:number-columns-repeated="1019"/>
        </table:table-row>
        <table:table-row table:style-name="ro1">
          <table:table-cell office:value-type="string">
            <text:p>19.</text:p>
          </table:table-cell>
          <table:table-cell table:style-name="ce17" office:value-type="string">
            <text:p><text:s/>From it</text:p>
          </table:table-cell>
          <table:table-cell table:style-name="ce17" office:value-type="string">
            <text:p>316 @gur 258 @sila</text:p>
          </table:table-cell>
          <table:table-cell table:style-name="ce17"/>
          <table:table-cell table:style-name="ce17" office:value-type="string">
            <text:p>The soldiers' cultivated land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$ single ruling</text:p>
          </table:table-cell>
          <table:table-cell table:style-name="ce17" table:number-columns-repeated="4"/>
          <table:table-cell table:number-columns-repeated="1019"/>
        </table:table-row>
        <table:table-row table:style-name="ro1">
          <table:table-cell table:style-name="ce7" office:value-type="string">
            <text:p>20.</text:p>
          </table:table-cell>
          <table:table-cell table:style-name="ce15"/>
          <table:table-cell table:style-name="ce15" office:value-type="string">
            <text:p>Nirda</text:p>
          </table:table-cell>
          <table:table-cell table:style-name="ce15" table:number-columns-repeated="2"/>
          <table:table-cell table:number-columns-repeated="1019"/>
        </table:table-row>
        <table:table-row table:style-name="ro1">
          <table:table-cell table:style-name="ce7" office:value-type="string">
            <text:p>@top</text:p>
          </table:table-cell>
          <table:table-cell table:style-name="ce15" table:number-columns-repeated="4"/>
          <table:table-cell table:number-columns-repeated="1019"/>
        </table:table-row>
        <table:table-row table:style-name="ro1">
          <table:table-cell office:value-type="string">
            <text:p>1.</text:p>
          </table:table-cell>
          <table:table-cell table:style-name="ce16" office:value-type="string">
            <text:p>76 @iku</text:p>
          </table:table-cell>
          <table:table-cell table:style-name="ce16" office:value-type="string">
            <text:p>84 @gur 133 1/3 @sila</text:p>
          </table:table-cell>
          <table:table-cell table:style-name="ce16" office:value-type="string">
            <text:p>37 @iku</text:p>
          </table:table-cell>
          <table:table-cell table:style-name="ce16" office:value-type="string">
            <text:p>Tax of the property of ...</text:p>
          </table:table-cell>
          <table:table-cell table:number-columns-repeated="1019"/>
        </table:table-row>
        <table:table-row table:style-name="ro1">
          <table:table-cell office:value-type="string">
            <text:p>2.</text:p>
          </table:table-cell>
          <table:table-cell table:style-name="ce14" office:value-type="string">
            <text:p>17 @iku</text:p>
          </table:table-cell>
          <table:table-cell table:style-name="ce14" office:value-type="string">
            <text:p>25 @gur 233 1/3 @sila</text:p>
          </table:table-cell>
          <table:table-cell table:style-name="ce14"/>
          <table:table-cell table:style-name="ce14" office:value-type="string">
            <text:p>Goods and the owners' half-shares</text:p>
          </table:table-cell>
          <table:table-cell table:number-columns-repeated="1019"/>
        </table:table-row>
        <table:table-row table:style-name="ro1">
          <table:table-cell office:value-type="string">
            <text:p>$ single ruling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table:style-name="ce7" office:value-type="string">
            <text:p>3.</text:p>
          </table:table-cell>
          <table:table-cell table:style-name="ce17" office:value-type="string">
            <text:p>93 @iku</text:p>
          </table:table-cell>
          <table:table-cell table:style-name="ce17" office:value-type="string">
            <text:p>111 @gur 6 2/3 @sila</text:p>
          </table:table-cell>
          <table:table-cell table:style-name="ce17" office:value-type="string">
            <text:p>37 @iku</text:p>
          </table:table-cell>
          <table:table-cell table:style-name="ce17" office:value-type="string">
            <text:p>Town of Kurkarnu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$ single ruling</text:p>
          </table:table-cell>
          <table:table-cell table:style-name="ce17" table:number-columns-repeated="4"/>
          <table:table-cell table:number-columns-repeated="1019"/>
        </table:table-row>
        <table:table-row table:style-name="ro1">
          <table:table-cell office:value-type="string">
            <text:p>4.</text:p>
          </table:table-cell>
          <table:table-cell table:style-name="ce14"/>
          <table:table-cell table:style-name="ce14" office:value-type="string" table:number-columns-spanned="3" table:number-rows-spanned="1">
            <text:p>Property of Nanna's temple</text:p>
          </table:table-cell>
          <table:covered-table-cell table:style-name="ce14"/>
          <table:covered-table-cell table:style-name="ce14"/>
          <table:table-cell table:number-columns-repeated="1019"/>
        </table:table-row>
        <table:table-row table:style-name="ro1">
          <table:table-cell/>
          <table:table-cell table:style-name="ce14" table:number-columns-repeated="4"/>
          <table:table-cell table:number-columns-repeated="1019"/>
        </table:table-row>
        <table:table-row table:style-name="ro1">
          <table:table-cell office:value-type="string">
            <text:p>@left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 office:value-type="string">
            <text:p>1. |</text:p>
          </table:table-cell>
          <table:table-cell table:style-name="ce14" office:value-type="string">
            <text:p>Simanum (Month III), day 20, year the wall of Mari was destroyed</text:p>
          </table:table-cell>
          <table:table-cell table:style-name="ce14" office:value-type="string">
            <text:p>Day 20</text:p>
          </table:table-cell>
          <table:table-cell table:style-name="ce14"/>
          <table:table-cell table:style-name="ce14" office:value-type="string">
            <text:p>Year the wall of Mari was destroyed.</text:p>
          </table:table-cell>
          <table:table-cell table:number-columns-repeated="1019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ssyrianDictionary" svg:font-family="AssyrianDictionary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2">12/01/2013</text:date>, <text:time>22:2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7-25T16:34:42</meta:creation-date>
    <meta:editing-duration>PT33H51M07S</meta:editing-duration>
    <meta:editing-cycles>50</meta:editing-cycles>
    <meta:generator>NeoOffice/3.2.1$Unix OpenOffice.org_project/Patch 8</meta:generator>
    <meta:initial-creator>Eleanor Robson</meta:initial-creator>
    <dc:date>2013-01-12T22:21:25</dc:date>
    <dc:creator>Eleanor Robson</dc:creator>
    <meta:document-statistic meta:table-count="3" meta:cell-count="546" meta:object-count="0"/>
  </office:meta>
</office:document-meta>
</file>